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text-align="center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-color="#ffffff"/>
      <style:paragraph-properties fo:margin-top="0cm" fo:margin-bottom="0cm"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0.6cm" svg:y="9.3cm" presentation:class="title" presentation:user-transformed="true">
          <draw:text-box>
            <text:p text:style-name="P1">Projet UF </text:p>
          </draw:text-box>
        </draw:frame>
        <draw:frame presentation:style-name="pr2" draw:text-style-name="P4" draw:layer="layout" svg:width="25.5cm" svg:height="7cm" svg:x="1.5cm" svg:y="13cm" presentation:class="subtitle" presentation:user-transformed="true">
          <draw:text-box>
            <text:p text:style-name="P2">Groupe : Killian Buton, Arthur Laforest, Baptiste Bonnin</text:p>
            <text:p text:style-name="P3"/>
            <text:p text:style-name="P3"/>
            <text:p text:style-name="P2"/>
          </draw:text-box>
        </draw:frame>
        <draw:frame draw:style-name="gr1" draw:text-style-name="P5" draw:layer="layout" svg:width="4.4cm" svg:height="1.725cm" svg:x="1cm" svg:y="19.2cm">
          <draw:text-box>
            <text:p>Année : 2019/2020</text:p>
          </draw:text-box>
        </draw:frame>
        <draw:frame draw:style-name="gr1" draw:text-style-name="P5" draw:layer="layout" svg:width="7cm" svg:height="1.725cm" svg:x="20.2cm" svg:y="19.2cm">
          <draw:text-box>
            <text:p>Ynov Bordeaux Campus</text:p>
          </draw:text-box>
        </draw:frame>
        <draw:frame draw:style-name="gr1" draw:text-style-name="P5" draw:layer="layout" svg:width="7.4cm" svg:height="0.988cm" svg:x="21cm" svg:y="0.6cm">
          <draw:text-box>
            <text:p>Jeudi 30 Avril 2020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ésentation Globale du Projet 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7T16:06:58.510246137</meta:creation-date>
    <meta:editing-duration>PT36M6S</meta:editing-duration>
    <meta:editing-cycles>2</meta:editing-cycles>
    <meta:generator>LibreOffice/6.4.2.2$Linux_X86_64 LibreOffice_project/40$Build-2</meta:generator>
    <dc:title>Alizarin</dc:title>
    <dc:date>2020-04-27T18:08:26.253007321</dc:date>
    <meta:document-statistic meta:object-count="52"/>
  </office:meta>
</office:document-meta>
</file>